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JP Regular" svg:font-family="'Noto Sans CJK JP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officeooo:rsid="000e6b26" officeooo:paragraph-rsid="000e6b26"/>
    </style:style>
    <style:style style:name="P2" style:family="paragraph" style:parent-style-name="Standard" style:list-style-name="L1">
      <style:text-properties officeooo:paragraph-rsid="000e6b26"/>
    </style:style>
    <style:style style:name="P3" style:family="paragraph" style:parent-style-name="Standard" style:list-style-name="L1">
      <style:text-properties officeooo:paragraph-rsid="000fc25e"/>
    </style:style>
    <style:style style:name="P4" style:family="paragraph" style:parent-style-name="Standard" style:list-style-name="L1">
      <style:text-properties officeooo:paragraph-rsid="0011da52"/>
    </style:style>
    <style:style style:name="P5" style:family="paragraph" style:parent-style-name="Standard" style:list-style-name="L1">
      <style:text-properties officeooo:rsid="000fc25e" officeooo:paragraph-rsid="000fc25e"/>
    </style:style>
    <style:style style:name="P6" style:family="paragraph" style:parent-style-name="Standard" style:list-style-name="L1">
      <style:text-properties officeooo:rsid="0010be48" officeooo:paragraph-rsid="0010be48"/>
    </style:style>
    <style:style style:name="P7" style:family="paragraph" style:parent-style-name="Standard" style:list-style-name="L1">
      <style:text-properties officeooo:rsid="0011da52" officeooo:paragraph-rsid="0011da52"/>
    </style:style>
    <style:style style:name="P8" style:family="paragraph" style:parent-style-name="Standard" style:list-style-name="L1">
      <style:text-properties officeooo:rsid="0011f77b" officeooo:paragraph-rsid="0011f77b"/>
    </style:style>
    <style:style style:name="P9" style:family="paragraph" style:parent-style-name="Standard" style:list-style-name="L1">
      <style:text-properties officeooo:rsid="00135b54" officeooo:paragraph-rsid="00135b54"/>
    </style:style>
    <style:style style:name="P10" style:family="paragraph" style:parent-style-name="Standard" style:list-style-name="L1">
      <style:text-properties officeooo:rsid="001372c8" officeooo:paragraph-rsid="001372c8"/>
    </style:style>
    <style:style style:name="T1" style:family="text">
      <style:text-properties officeooo:rsid="000e6b26"/>
    </style:style>
    <style:style style:name="T2" style:family="text">
      <style:text-properties officeooo:rsid="000fc25e"/>
    </style:style>
    <style:style style:name="T3" style:family="text">
      <style:text-properties officeooo:rsid="0011da5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KivyMD backlog:</text:p>
      <text:p text:style-name="P1"/>
      <text:list xml:id="list98524931939846125" text:style-name="L1">
        <text:list-item>
          <text:p text:style-name="P2"><text:span text:style-name="T1">Bottom Sheets</text:span></text:p>
        </text:list-item>
        <text:list-item>
          <text:p text:style-name="P4"><text:span text:style-name="T1">Navigation Drawer</text:span></text:p>
          <text:list>
            <text:list-item>
              <text:p text:style-name="P4"><text:span text:style-name="T3">Refactoring </text:span></text:p>
              <text:list>
                <text:list-item>
                  <text:p text:style-name="P3"><text:span text:style-name="T2">Must reuse lists</text:span></text:p>
                </text:list-item>
                <text:list-item>
                  <text:p text:style-name="P3"><text:span text:style-name="T2">Must remain relative to Window, not parent</text:span></text:p>
                </text:list-item>
              </text:list>
            </text:list-item>
          </text:list>
        </text:list-item>
        <text:list-item>
          <text:p text:style-name="P5">Load and Transition animations for pictures</text:p>
        </text:list-item>
        <text:list-item>
          <text:p text:style-name="P5">Shadow behavior</text:p>
          <text:list>
            <text:list-item>
              <text:p text:style-name="P6">Which means we must implement depth property for all widgets...</text:p>
            </text:list-item>
            <text:list-item>
              <text:p text:style-name="P6">...and that there must be a layer between each depth where we draw the shadows, so widgets don't draw theirs on top of another widget at the same depth</text:p>
            </text:list-item>
          </text:list>
        </text:list-item>
        <text:list-item>
          <text:p text:style-name="P6">Material Labels</text:p>
          <text:list>
            <text:list-item>
              <text:p text:style-name="P6">Add optional scrim for text protection</text:p>
              <text:list>
                <text:list-item>
                  <text:p text:style-name="P6"><text:a xlink:type="simple" xlink:href="http://www.google.com/design/spec/style/imagery.html#imagery-ui-integration" text:style-name="Internet_20_link" text:visited-style-name="Visited_20_Internet_20_Link">http://www.google.com/design/spec/style/imagery.html#imagery-ui-integration</text:a></text:p>
                </text:list-item>
              </text:list>
            </text:list-item>
          </text:list>
        </text:list-item>
        <text:list-item>
          <text:p text:style-name="P7">Toolbar</text:p>
          <text:list>
            <text:list-item>
              <text:p text:style-name="P7">Add filter functionality as option (the little arrow next to title that usually opens a menu)</text:p>
            </text:list-item>
          </text:list>
        </text:list-item>
        <text:list-item>
          <text:p text:style-name="P7">Buttons</text:p>
          <text:list>
            <text:list-item>
              <text:p text:style-name="P7">Floating action button</text:p>
              <text:list>
                <text:list-item>
                  <text:p text:style-name="P7">No need to implement all functionality, baby steps.</text:p>
                </text:list-item>
              </text:list>
            </text:list-item>
            <text:list-item>
              <text:p text:style-name="P7">Raised button</text:p>
            </text:list-item>
            <text:list-item>
              <text:p text:style-name="P7">Flat button</text:p>
            </text:list-item>
          </text:list>
        </text:list-item>
        <text:list-item>
          <text:p text:style-name="P7">Cards</text:p>
          <text:list>
            <text:list-item>
              <text:p text:style-name="P7">And containers for cards</text:p>
            </text:list-item>
          </text:list>
        </text:list-item>
        <text:list-item>
          <text:p text:style-name="P8">Chips</text:p>
        </text:list-item>
        <text:list-item>
          <text:p text:style-name="P8">Data tables</text:p>
        </text:list-item>
        <text:list-item>
          <text:p text:style-name="P8">Dialogs</text:p>
          <text:list>
            <text:list-item>
              <text:p text:style-name="P8">May use ModalView</text:p>
            </text:list-item>
          </text:list>
        </text:list-item>
        <text:list-item>
          <text:p text:style-name="P8">Menus</text:p>
        </text:list-item>
        <text:list-item>
          <text:p text:style-name="P8">Pickers</text:p>
          <text:list>
            <text:list-item>
              <text:p text:style-name="P8">Must use Dialogs</text:p>
            </text:list-item>
          </text:list>
        </text:list-item>
        <text:list-item>
          <text:p text:style-name="P8">Progress bars/icons</text:p>
          <text:list>
            <text:list-item>
              <text:p text:style-name="P8">Floating action buttons should be able to make use of this</text:p>
            </text:list-item>
          </text:list>
        </text:list-item>
        <text:list-item>
          <text:p text:style-name="P9">Selection controls</text:p>
          <text:list>
            <text:list-item>
              <text:p text:style-name="P9">Checkboxes</text:p>
            </text:list-item>
            <text:list-item>
              <text:p text:style-name="P9">Radio buttons</text:p>
            </text:list-item>
            <text:list-item>
              <text:p text:style-name="P9">Switches (toggles)</text:p>
            </text:list-item>
          </text:list>
        </text:list-item>
        <text:list-item>
          <text:p text:style-name="P9">Sliders</text:p>
          <text:list>
            <text:list-item>
              <text:p text:style-name="P9">Continous</text:p>
            </text:list-item>
            <text:list-item>
              <text:p text:style-name="P9">Discrete</text:p>
            </text:list-item>
          </text:list>
        </text:list-item>
        <text:list-item>
          <text:p text:style-name="P10">Snackbars &amp; Toasts</text:p>
        </text:list-item>
        <text:list-item>
          <text:p text:style-name="P10">Tabs</text:p>
          <text:list>
            <text:list-item>
              <text:p text:style-name="P10">There should be a Tab subclass that provides easy integration with a ScreenManager</text:p>
            </text:list-item>
          </text:list>
        </text:list-item>
        <text:list-item>
          <text:p text:style-name="P10">Text Field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JP Regular" svg:font-family="'Noto Sans CJK JP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UY" style:letter-kerning="true" style:font-name-asian="Noto Sans CJK JP Regular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UY" style:letter-kerning="true" style:font-name-asian="Noto Sans CJK JP Regular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05T13:16:10.416296694</meta:creation-date>
    <dc:date>2015-05-05T15:26:49.063594399</dc:date>
    <meta:editing-duration>PT54M16S</meta:editing-duration>
    <meta:editing-cycles>4</meta:editing-cycles>
    <meta:generator>LibreOffice/4.4.2.2$Linux_X86_64 LibreOffice_project/40m0$Build-2</meta:generator>
    <meta:document-statistic meta:table-count="0" meta:image-count="0" meta:object-count="0" meta:page-count="1" meta:paragraph-count="42" meta:word-count="206" meta:character-count="1132" meta:non-whitespace-character-count="1008"/>
  </office:meta>
</office:document-meta>
</file>